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8cm" fo:min-width="0.501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9" style:family="graphic" style:parent-style-name="objectwithoutfill">
      <style:graphic-properties svg:stroke-color="#168253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 loext:decorative="false"/>
      <style:paragraph-properties style:writing-mode="lr-tb"/>
    </style:style>
    <style:style style:name="gr11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001cm" fo:min-width="23.7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4pt"/>
    </style:style>
    <style:style style:name="P4" style:family="paragraph">
      <loext:graphic-properties draw:fill="none" draw:fill-color="#ffffff"/>
      <style:text-properties fo:color="#168253" loext:opacity="100%" fo:font-size="44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44pt" fo:font-weight="bold" style:font-size-asian="80pt" style:font-weight-asian="bold" style:font-size-complex="80pt" style:font-weight-complex="bold"/>
    </style:style>
    <style:style style:name="T2" style:family="text">
      <style:text-properties fo:color="#168253" loext:opacity="100%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1.12cm" svg:y="9cm" svg:viewBox="0 0 6880 10000" draw:points="1876,0 6880,0 6880,10000 0,10000 0,1875">
            <text:p/>
          </draw:polygon>
          <draw:line draw:style-name="gr3" draw:text-style-name="P2" draw:layer="layout" svg:x1="22.283cm" svg:y1="12.1cm" svg:x2="26.592cm" svg:y2="12.125cm">
            <text:p/>
          </draw:line>
          <draw:line draw:style-name="gr3" draw:text-style-name="P2" draw:layer="layout" svg:x1="22.283cm" svg:y1="14.6cm" svg:x2="26.661cm" svg:y2="14.6cm">
            <text:p/>
          </draw:line>
          <draw:line draw:style-name="gr3" draw:text-style-name="P2" draw:layer="layout" svg:x1="22.283cm" svg:y1="15.85cm" svg:x2="26.661cm" svg:y2="15.85cm">
            <text:p/>
          </draw:line>
          <draw:line draw:style-name="gr3" draw:text-style-name="P2" draw:layer="layout" svg:x1="22.283cm" svg:y1="13.35cm" svg:x2="26.661cm" svg:y2="13.35cm">
            <text:p/>
          </draw:line>
          <draw:frame draw:style-name="gr4" draw:text-style-name="P4" draw:layer="layout" svg:width="1.107cm" svg:height="2.128cm" svg:x="21.802cm" svg:y="9.463cm">
            <draw:text-box>
              <text:p text:style-name="P3"><text:span text:style-name="T1">{</text:span></text:p>
            </draw:text-box>
          </draw:frame>
          <draw:frame draw:style-name="gr4" draw:text-style-name="P4" draw:layer="layout" svg:width="1.107cm" svg:height="2.128cm" svg:x="21.871cm" svg:y="16.344cm">
            <draw:text-box>
              <text:p text:style-name="P3"><text:span text:style-name="T1">}</text:span></text:p>
            </draw:text-box>
          </draw:frame>
          <draw:custom-shape draw:style-name="gr5" draw:text-style-name="P1" draw:layer="layout" svg:width="1.875cm" svg:height="1.876cm" draw:transform="rotate (1.5707963267949) translate (21.12cm 10.87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6">
            <draw:line draw:style-name="gr7" draw:text-style-name="P1" draw:layer="layout" svg:x1="21.12cm" svg:y1="19cm" svg:x2="28cm" svg:y2="19cm">
              <text:p/>
            </draw:line>
            <draw:line draw:style-name="gr7" draw:text-style-name="P1" draw:layer="layout" svg:x1="21.12cm" svg:y1="19cm" svg:x2="21.12cm" svg:y2="10.875cm">
              <text:p/>
            </draw:line>
            <draw:line draw:style-name="gr7" draw:text-style-name="P1" draw:layer="layout" svg:x1="22.996cm" svg:y1="9cm" svg:x2="28cm" svg:y2="9cm">
              <text:p/>
            </draw:line>
            <draw:line draw:style-name="gr7" draw:text-style-name="P1" draw:layer="layout" svg:x1="28cm" svg:y1="9cm" svg:x2="28cm" svg:y2="19cm">
              <text:p/>
            </draw:line>
            <draw:line draw:style-name="gr7" draw:text-style-name="P1" draw:layer="layout" svg:x1="22.996cm" svg:y1="9cm" svg:x2="21.12cm" svg:y2="10.875cm">
              <text:p/>
            </draw:line>
            <draw:line draw:style-name="gr7" draw:text-style-name="P1" draw:layer="layout" svg:x1="21.151cm" svg:y1="10.875cm" svg:x2="23.027cm" svg:y2="10.875cm">
              <text:p/>
            </draw:line>
            <draw:line draw:style-name="gr7" draw:text-style-name="P1" draw:layer="layout" svg:x1="23.059cm" svg:y1="9cm" svg:x2="23.059cm" svg:y2="10.875cm">
              <text:p/>
            </draw:line>
          </draw:g>
        </draw:g>
        <draw:g draw:style-name="gr1">
          <draw:g draw:style-name="gr6">
            <draw:polygon draw:style-name="gr8" draw:text-style-name="P1" draw:layer="layout" svg:width="6.879cm" svg:height="9.999cm" svg:x="2cm" svg:y="2cm" svg:viewBox="0 0 6880 10000" draw:points="0,10000 0,0 6880,0 6880,10000">
              <text:p/>
            </draw:polygon>
            <draw:line draw:style-name="gr9" draw:text-style-name="P2" draw:layer="layout" svg:x1="3.251cm" svg:y1="3.875cm" svg:x2="7.629cm" svg:y2="3.875cm">
              <text:p/>
            </draw:line>
            <draw:line draw:style-name="gr3" draw:text-style-name="P2" draw:layer="layout" svg:x1="3.251cm" svg:y1="3.875cm" svg:x2="7.629cm" svg:y2="3.875cm">
              <text:p/>
            </draw:line>
            <draw:line draw:style-name="gr3" draw:text-style-name="P2" draw:layer="layout" svg:x1="3.251cm" svg:y1="5.125cm" svg:x2="7.629cm" svg:y2="5.125cm">
              <text:p/>
            </draw:line>
            <draw:line draw:style-name="gr3" draw:text-style-name="P2" draw:layer="layout" svg:x1="3.251cm" svg:y1="6.375cm" svg:x2="7.629cm" svg:y2="6.375cm">
              <text:p/>
            </draw:line>
            <draw:line draw:style-name="gr3" draw:text-style-name="P2" draw:layer="layout" svg:x1="3.251cm" svg:y1="7.625cm" svg:x2="7.629cm" svg:y2="7.625cm">
              <text:p/>
            </draw:line>
            <draw:line draw:style-name="gr3" draw:text-style-name="P2" draw:layer="layout" svg:x1="3.251cm" svg:y1="8.875cm" svg:x2="7.629cm" svg:y2="8.875cm">
              <text:p/>
            </draw:line>
            <draw:line draw:style-name="gr3" draw:text-style-name="P2" draw:layer="layout" svg:x1="3.251cm" svg:y1="10.125cm" svg:x2="7.629cm" svg:y2="10.125cm">
              <text:p/>
            </draw:line>
            <draw:line draw:style-name="gr3" draw:text-style-name="P2" draw:layer="layout" svg:x1="3.251cm" svg:y1="6.375cm" svg:x2="7.629cm" svg:y2="6.375cm">
              <text:p/>
            </draw:line>
            <draw:polygon draw:style-name="gr8" draw:text-style-name="P1" draw:layer="layout" svg:width="6.879cm" svg:height="9.999cm" svg:x="2cm" svg:y="2cm" svg:viewBox="0 0 6880 10000" draw:points="0,10000 0,0 6880,0 6880,10000">
              <text:p/>
            </draw:polygon>
            <draw:line draw:style-name="gr3" draw:text-style-name="P2" draw:layer="layout" svg:x1="3.251cm" svg:y1="5.125cm" svg:x2="7.629cm" svg:y2="5.125cm">
              <text:p/>
            </draw:line>
            <draw:line draw:style-name="gr3" draw:text-style-name="P2" draw:layer="layout" svg:x1="3.251cm" svg:y1="6.375cm" svg:x2="7.629cm" svg:y2="6.375cm">
              <text:p/>
            </draw:line>
            <draw:line draw:style-name="gr3" draw:text-style-name="P2" draw:layer="layout" svg:x1="3.251cm" svg:y1="7.625cm" svg:x2="7.629cm" svg:y2="7.625cm">
              <text:p/>
            </draw:line>
            <draw:line draw:style-name="gr3" draw:text-style-name="P2" draw:layer="layout" svg:x1="3.251cm" svg:y1="8.875cm" svg:x2="7.629cm" svg:y2="8.875cm">
              <text:p/>
            </draw:line>
            <draw:line draw:style-name="gr3" draw:text-style-name="P2" draw:layer="layout" svg:x1="3.251cm" svg:y1="6.375cm" svg:x2="7.629cm" svg:y2="6.375cm">
              <text:p/>
            </draw:line>
            <draw:frame draw:style-name="gr10" draw:text-style-name="P4" draw:layer="layout" svg:width="0.608cm" svg:height="2.128cm" svg:x="2.738cm" svg:y="2.513cm">
              <draw:text-box>
                <text:p text:style-name="P3"><text:span text:style-name="T2">{</text:span></text:p>
              </draw:text-box>
            </draw:frame>
            <draw:frame draw:style-name="gr10" draw:text-style-name="P4" draw:layer="layout" svg:width="0.608cm" svg:height="2.128cm" svg:x="2.856cm" svg:y="9.341cm">
              <draw:text-box>
                <text:p text:style-name="P3"><text:span text:style-name="T2">}</text:span></text:p>
              </draw:text-box>
            </draw:frame>
          </draw:g>
        </draw:g>
        <draw:custom-shape draw:style-name="gr11" draw:text-style-name="P1" draw:layer="layout" svg:width="24.75cm" svg:height="13.75cm" svg:x="-2.25cm" svg:y="2cm">
          <text:p/>
          <draw:enhanced-geometry svg:viewBox="0 0 21600 21600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19:37:27.618727400</dc:date>
    <meta:editing-duration>PT3H55M39S</meta:editing-duration>
    <meta:editing-cycles>9</meta:editing-cycles>
    <meta:generator>LibreOffice/25.2.6.2$Windows_X86_64 LibreOffice_project/729c5bfe710f5eb71ed3bbde9e06a6065e9c6c5d</meta:generator>
    <meta:document-statistic meta:object-count="37"/>
  </office:meta>
</office:document-meta>
</file>